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3-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APE (13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APE (13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mnon desires Tamar (13:1-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mnon desires Tamar (13:1-1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uggestion by Jonadab (13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ubtlety by Amnon (13:6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APE (13:1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Amnon desires Tamar (13:1-10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Amnon defiles Tamar (13:11-1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Amnon defiles Tamar (13:11-1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inful act (13:11-1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ful attitude (13:15-1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RAPE (13:1-1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Amnon desires Tamar (13:1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Amnon defiles Tamar (13:11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3-14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RAPE (13:1-1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VENGE (13:20-3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NGE (13:20-39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Absalom and Tamar (13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Absalom and Amnon (13:23-3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salom and David (13:34-3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SAMUEL 13-14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THE RAPE (13:1-19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REVENGE (13:20-3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RETURN (14:1-3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THE RETURN (14:1-33):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strategy by Joab (14:1-20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trategy by Joab (14:1-20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person (14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particulars (14:4-2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particulars (14:4-20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Setting the trap (14:4-11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pringing the trap (14:12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strategy by Joab (14:1-20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person (14:1-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articulars (14:4-20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RETURN (14:1-3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strategy by Joab (14:1-20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ummons by David (14:21-3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-title-Title-Slide" presentation:presentation-page-layout-name="Master1-PPL1" draw:id="Slide-270">
        <draw:frame draw:id="id111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summons by David (14:21-33)<text:s text:c="1"/></text:span><text:span text:style-name="a633" text:class-names=""/></text:p>
          </draw:text-box>
          <svg:title/>
          <svg:desc/>
        </draw:frame>
        <draw:frame draw:id="id112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David sends for Absalom (14:21-32):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David sends for Absalom (14:21-32):<text:s text:c="1"/></text:span><text:span text:style-name="a643" text:class-names=""/></text:p>
          </draw:text-box>
          <svg:title/>
          <svg:desc/>
        </draw:frame>
        <draw:frame draw:id="id114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Absalom's arrival (14:21-27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Absalom's anger (14:28-3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7" draw:style-name="a656" draw:master-page-name="Master1-Layout12-tx-Title-and-Text" presentation:presentation-page-layout-name="Master1-PPL12" draw:id="Slide-272">
        <draw:frame draw:id="id115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summons by David (14:21-33)<text:s text:c="1"/></text:span><text:span text:style-name="a658" text:class-names=""/></text:p>
          </draw:text-box>
          <svg:title/>
          <svg:desc/>
        </draw:frame>
        <draw:frame draw:id="id116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David sends for Absalom (14:21-3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David meets with Absalom (14:3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8" draw:style-name="a671" draw:master-page-name="Master1-Layout12-tx-Title-and-Text" presentation:presentation-page-layout-name="Master1-PPL12" draw:id="Slide-273">
        <draw:frame draw:id="id117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THE RETURN (14:1-33):<text:s text:c="1"/></text:span><text:span text:style-name="a673" text:class-names=""/></text:p>
          </draw:text-box>
          <svg:title/>
          <svg:desc/>
        </draw:frame>
        <draw:frame draw:id="id118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strategy by Joab (14:1-2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summons by David (14:21-33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2 SAMUEL 13-14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THE RAPE (13:1-1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REVENGE (13:20-3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THE RETURN (14:1-33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3-14</dc:title>
    <meta:initial-creator>David STRICKLAND</meta:initial-creator>
    <dc:creator>David STRICKLAND</dc:creator>
    <meta:creation-date>2020-02-22T17:29:15Z</meta:creation-date>
    <dc:date>2020-02-22T17:29:15Z</dc:date>
    <meta:template xlink:href="BibleStudy" xlink:type="simple"/>
    <meta:editing-cycles>1</meta:editing-cycles>
    <meta:editing-duration>PT0S</meta:editing-duration>
    <meta:document-statistic meta:paragraph-count="56" meta:word-count="352"/>
  </office:meta>
</office:document-meta>
</file>